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/>
    </style:style>
    <style:style style:name="P2" style:family="paragraph" style:parent-style-name="Heading_20_2">
      <style:paragraph-properties fo:text-align="start" style:justify-single-word="false"/>
      <style:text-properties style:font-name="Liberation Sans" officeooo:rsid="0003495c" officeooo:paragraph-rsid="0003495c"/>
    </style:style>
    <style:style style:name="P3" style:family="paragraph" style:parent-style-name="Text_20_body" style:list-style-name="L1">
      <style:paragraph-properties fo:text-align="start" style:justify-single-word="false" style:writing-mode="lr-tb"/>
      <style:text-properties officeooo:rsid="0003495c" officeooo:paragraph-rsid="0003495c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ans" officeooo:rsid="0003495c" officeooo:paragraph-rsid="0011e305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1e305" officeooo:paragraph-rsid="0011e305"/>
    </style:style>
    <style:style style:name="P7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37612" officeooo:paragraph-rsid="00137612"/>
    </style:style>
    <style:style style:name="P8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55fe3" officeooo:paragraph-rsid="00155fe3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style:font-name="Liberation Sans" officeooo:rsid="00175c0a" officeooo:paragraph-rsid="00175c0a"/>
    </style:style>
    <style:style style:name="T1" style:family="text">
      <style:text-properties officeooo:rsid="0011e305"/>
    </style:style>
    <style:style style:name="T2" style:family="text">
      <style:text-properties style:font-name="Liberation Sans" officeooo:rsid="0011e305"/>
    </style:style>
    <style:style style:name="T3" style:family="text">
      <style:text-properties style:font-name="Liberation San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upport Vector Machine</text:span> Classification Log</text:h>
      <text:h text:style-name="P2" text:outline-level="2">2025-0<text:span text:style-name="T1">2</text:span>-1<text:span text:style-name="T1">5</text:span></text:h>
      <text:list xml:id="list3934412643" text:style-name="L1">
        <text:list-item>
          <text:p text:style-name="P3"><text:span text:style-name="T2">Start on the notebook by using</text:span><text:span text:style-name="T3"> </text:span><text:a xlink:type="simple" xlink:href="https://github.com/jakevdp/PythonDataScienceHandbook/blob/8a34a4f653bdbdc01415a94dc20d4e9b97438965/notebooks/05.07-Support-Vector-Machines.ipynb" text:style-name="Internet_20_link" text:visited-style-name="Visited_20_Internet_20_Link"><text:span text:style-name="T2">PythonDataScienceBook Support Vector Machines</text:span></text:a><text:span text:style-name="T3">.</text:span></text:p>
        </text:list-item>
        <text:list-item>
          <text:p text:style-name="P4">Search for dataset, <text:span text:style-name="T1">and decide to use </text:span><text:a xlink:type="simple" xlink:href="https://archive.ics.uci.edu/dataset/908/realwaste" text:style-name="Internet_20_link" text:visited-style-name="Visited_20_Internet_20_Link"><text:span text:style-name="T1">RealWaste</text:span></text:a>. <text:span text:style-name="T1">The dataset contains images of waste that has been collected from a real waste facility.</text:span></text:p>
        </text:list-item>
      </text:list>
      <text:h text:style-name="P5" text:outline-level="2">2025-01-2<text:span text:style-name="T1">6</text:span></text:h>
      <text:list text:continue-numbering="true" text:style-name="L1">
        <text:list-item>
          <text:p text:style-name="P6">Continue working on the Jupyter notebook.</text:p>
        </text:list-item>
        <text:list-item>
          <text:p text:style-name="P6">Imported all 4752 of the images into a dictionary, however the memory usage of this was too high to work on the data, so a resize was used to shrink the resolution of the images down to a more manageable amount.</text:p>
        </text:list-item>
        <text:list-item>
          <text:p text:style-name="P7">Tested out different parameters for the C and the gamma in the SVC model, and best results where with C at 5 and gamma at 0.01.</text:p>
        </text:list-item>
        <text:list-item>
          <text:p text:style-name="P7">The model gave an overall result of around 0.57 f1-score.</text:p>
        </text:list-item>
        <text:list-item>
          <text:p text:style-name="P7">The two lowest scoring categories were the Textile Trash and the <text:bookmark-start text:name="__DdeLink__50_635811565"/>Miscellaneous Trash<text:bookmark-end text:name="__DdeLink__50_635811565"/>, with the model getting only around 0.35 f1-scores. When these two categories were removed the model did considerably better resulting in around 0.66 f1-score. The results could be improved by training a second model on just these items and have model sort through the images and classify them before using the main model.</text:p>
        </text:list-item>
        <text:list-item>
          <text:p text:style-name="P8">Save and load the model, and test it out by giving in an image.</text:p>
        </text:list-item>
        <text:list-item>
          <text:p text:style-name="P9">Write up READM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7T10:06:28.700149249</meta:creation-date>
    <dc:date>2025-02-16T22:44:42.382433720</dc:date>
    <meta:editing-duration>PT1H58M37S</meta:editing-duration>
    <meta:editing-cycles>14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2" meta:word-count="215" meta:character-count="1206" meta:non-whitespace-character-count="1012"/>
  </office:meta>
</office:document-meta>
</file>